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F0000005D77C8794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tarSymbol" svg:font-family="StarSymbol, 'Arial Unicode M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c729"/>
    </style:style>
    <style:style style:name="P2" style:family="paragraph" style:parent-style-name="Standard">
      <style:text-properties officeooo:paragraph-rsid="001cf3a7"/>
    </style:style>
    <style:style style:name="P3" style:family="paragraph" style:parent-style-name="Text_20_body" style:list-style-name="WW8Num3">
      <style:text-properties style:font-name="Arial" fo:font-size="12pt" officeooo:paragraph-rsid="001cf3a7" style:font-size-asian="12pt" style:font-size-complex="12pt"/>
    </style:style>
    <style:style style:name="P4" style:family="paragraph" style:parent-style-name="Text_20_body" style:list-style-name="WW8Num25">
      <style:text-properties style:font-name="Arial" fo:font-size="12pt" officeooo:paragraph-rsid="001cf3a7" style:font-size-asian="12pt" style:font-size-complex="12pt"/>
    </style:style>
    <style:style style:name="P5" style:family="paragraph" style:parent-style-name="Text_20_body" style:list-style-name="WW8Num3">
      <style:text-properties style:font-name="Arial" fo:font-size="12pt" officeooo:paragraph-rsid="001cf3a7" style:font-size-asian="12pt" style:font-name-complex="Arial" style:font-size-complex="12pt"/>
    </style:style>
    <style:style style:name="P6" style:family="paragraph" style:parent-style-name="Text_20_body" style:list-style-name="WW8Num25">
      <style:text-properties style:font-name="Arial" fo:font-size="12pt" fo:font-style="italic" officeooo:paragraph-rsid="001cf3a7" style:font-size-asian="12pt" style:font-style-asian="italic" style:font-name-complex="Arial" style:font-size-complex="12pt"/>
    </style:style>
    <style:style style:name="P7" style:family="paragraph" style:parent-style-name="Text_20_body" style:list-style-name="WW8Num25">
      <style:text-properties style:font-name="Arial" fo:font-size="12pt" fo:font-weight="normal" officeooo:paragraph-rsid="001cf3a7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Arial" officeooo:paragraph-rsid="001cf3a7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P11" style:family="paragraph" style:parent-style-name="Table_20_Contents">
      <style:text-properties officeooo:paragraph-rsid="001cc729"/>
    </style:style>
    <style:style style:name="P12" style:family="paragraph" style:parent-style-name="Heading_20_3">
      <style:text-properties officeooo:paragraph-rsid="001cf3a7"/>
    </style:style>
    <style:style style:name="P13" style:family="paragraph" style:parent-style-name="Heading_20_5">
      <style:text-properties officeooo:paragraph-rsid="001cf3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style:font-size-asian="10.5pt"/>
    </style:style>
    <style:style style:name="T4" style:family="text">
      <style:text-properties style:font-name-complex="Arial"/>
    </style:style>
    <style:style style:name="T5" style:family="text">
      <style:text-properties fo:font-style="italic" style:font-style-asian="italic" style:font-name-complex="Ari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6" table:style-name="Tabla16">
        <table:table-column table:style-name="Tabla16.A"/>
        <table:table-row>
          <table:table-cell table:style-name="Tabla16.A1" office:value-type="string">
            <text:h text:style-name="P12" text:outline-level="3">U.T. Nº2: <text:span text:style-name="T3">Servicios de resolución de nombres . DNS</text:span></text:h>
          </table:table-cell>
        </table:table-row>
        <table:table-row>
          <table:table-cell table:style-name="Tabla16.A2" office:value-type="string">
            <text:h text:style-name="P13" text:outline-level="5">Horas: 26</text:h>
          </table:table-cell>
        </table:table-row>
        <table:table-row>
          <table:table-cell table:style-name="Tabla16.A2" office:value-type="string">
            <text:h text:style-name="P13" text:outline-level="5">Criterios de evaluación</text:h>
          </table:table-cell>
        </table:table-row>
        <table:table-row>
          <table:table-cell table:style-name="Tabla16.A2" office:value-type="string">
            <text:p text:style-name="P8">a) Se han identificado y descrito escenarios en los que surge la necesidad de un servicio de resolución de nombres. </text:p>
            <text:p text:style-name="P8">b) Se han clasificado los principales mecanismos de resolución de nombres. </text:p>
            <text:p text:style-name="P8">c) Se ha descrito la estructura, nomenclatura y funcionalidad de los sistemas de nombres jerárquicos. </text:p>
            <text:p text:style-name="P8">d) Se ha instalado un servicio jerárquico de resolución de nombres. </text:p>
            <text:p text:style-name="P8">e) Se ha preparado el servicio para almacenar las respuestas procedentes de servidores de redes públicas y servirlas a los equipos de la red local. </text:p>
            <text:p text:style-name="P8">f) Se han añadido registros de nombres correspondientes a una zona nueva, con opciones relativas a servidores de correo y alias. </text:p>
            <text:p text:style-name="P8">g) Se ha trabajado en grupo para realizar transferencias de zona entre dos o más servidores. </text:p>
            <text:p text:style-name="P8">h) Se ha comprobado el funcionamiento correcto del servidor. </text:p>
          </table:table-cell>
        </table:table-row>
        <table:table-row>
          <table:table-cell table:style-name="Tabla16.A2" office:value-type="string">
            <text:h text:style-name="P13" text:outline-level="5">Contenidos soporte</text:h>
          </table:table-cell>
        </table:table-row>
        <table:table-row>
          <table:table-cell table:style-name="Tabla16.A2" office:value-type="string">
            <text:list xml:id="list240715707" text:style-name="WW8Num3">
              <text:list-item>
                <text:p text:style-name="P3">Sistemas de nombres planos y jerárquicos</text:p>
              </text:list-item>
              <text:list-item>
                <text:p text:style-name="P3">Espacio de nombres de dominio</text:p>
              </text:list-item>
              <text:list-item>
                <text:p text:style-name="P3">Dominios genéricos</text:p>
              </text:list-item>
              <text:list-item>
                <text:p text:style-name="P3">Delegación</text:p>
              </text:list-item>
              <text:list-item>
                <text:p text:style-name="P3">Funcionamiento DNS (Domain Name Service)</text:p>
              </text:list-item>
            </text:list>
            <text:list xml:id="list1144792581" text:style-name="WW8Num25">
              <text:list-item>
                <text:list>
                  <text:list-item>
                    <text:p text:style-name="P4">Consultas DNS</text:p>
                  </text:list-item>
                  <text:list-item>
                    <text:p text:style-name="P4">Consultas recursivas e iterativas</text:p>
                  </text:list-item>
                  <text:list-item>
                    <text:p text:style-name="P4">Resolución inversa</text:p>
                  </text:list-item>
                </text:list>
              </text:list-item>
            </text:list>
            <text:list xml:id="list204197789" text:continue-list="list240715707" text:style-name="WW8Num3">
              <text:list-item>
                <text:p text:style-name="P3">Servidores de nombres</text:p>
              </text:list-item>
            </text:list>
            <text:list xml:id="list156884909" text:continue-list="list1144792581" text:style-name="WW8Num25">
              <text:list-item>
                <text:list>
                  <text:list-item>
                    <text:p text:style-name="P4">Características</text:p>
                  </text:list-item>
                  <text:list-item>
                    <text:p text:style-name="P6">Tipos (primario, secundario, cache, reenviador)</text:p>
                  </text:list-item>
                </text:list>
              </text:list-item>
            </text:list>
            <text:list xml:id="list499428480" text:continue-list="list204197789" text:style-name="WW8Num3">
              <text:list-item>
                <text:p text:style-name="P3">Zonas primarias y secundarias</text:p>
              </text:list-item>
            </text:list>
            <text:list xml:id="list1571255203" text:continue-list="list156884909" text:style-name="WW8Num25">
              <text:list-item>
                <text:list>
                  <text:list-item>
                    <text:p text:style-name="P4"><text:soft-page-break/>Transferencia de zonas</text:p>
                  </text:list-item>
                </text:list>
              </text:list-item>
            </text:list>
            <text:list xml:id="list157194513" text:continue-list="list499428480" text:style-name="WW8Num3">
              <text:list-item>
                <text:p text:style-name="P3">Base de datos DNS</text:p>
              </text:list-item>
            </text:list>
            <text:list xml:id="list2160215134" text:continue-list="list1571255203" text:style-name="WW8Num25">
              <text:list-item>
                <text:list>
                  <text:list-item>
                    <text:p text:style-name="P4">Estructura</text:p>
                  </text:list-item>
                  <text:list-item>
                    <text:p text:style-name="P7"><text:span text:style-name="T4">Tipos de registros</text:span></text:p>
                  </text:list-item>
                </text:list>
              </text:list-item>
            </text:list>
            <text:list xml:id="list683968668" text:continue-list="list157194513" text:style-name="WW8Num3">
              <text:list-item>
                <text:p text:style-name="P3">DNS dinámico</text:p>
              </text:list-item>
              <text:list-item>
                <text:p text:style-name="P3"><text:span text:style-name="T4">Clientes DNS </text:span><text:span text:style-name="T5">(resolvers)</text:span><text:span text:style-name="T4"> en sistemas operativos libres y propietarios</text:span></text:p>
              </text:list-item>
            </text:list>
            <text:list xml:id="list1299350022" text:continue-list="list2160215134" text:style-name="WW8Num25">
              <text:list-item>
                <text:list>
                  <text:list-item>
                    <text:p text:style-name="P4">Configuración</text:p>
                  </text:list-item>
                </text:list>
              </text:list-item>
            </text:list>
            <text:list xml:id="list1944910529" text:continue-list="list683968668" text:style-name="WW8Num3">
              <text:list-item>
                <text:p text:style-name="P5">Servidores DNS en sistemas operativos libres y propietarios</text:p>
              </text:list-item>
            </text:list>
            <text:list xml:id="list1543602586" text:continue-list="list1299350022" text:style-name="WW8Num25">
              <text:list-item>
                <text:list>
                  <text:list-item>
                    <text:p text:style-name="P4">Instalación</text:p>
                  </text:list-item>
                  <text:list-item>
                    <text:p text:style-name="P4">Arranque y parada</text:p>
                  </text:list-item>
                  <text:list-item>
                    <text:p text:style-name="P4">Ficheros y parámetros de configuración básica</text:p>
                  </text:list-item>
                  <text:list-item>
                    <text:p text:style-name="P4">Archivos de zona</text:p>
                  </text:list-item>
                  <text:list-item>
                    <text:p text:style-name="P4">Configurar servidores primarios, secundarios y caches</text:p>
                  </text:list-item>
                </text:list>
              </text:list-item>
            </text:list>
            <text:list xml:id="list825508883" text:continue-list="list1944910529" text:style-name="WW8Num3">
              <text:list-item>
                <text:p text:style-name="P3">Herramientas para consultar un servidor DNS</text:p>
              </text:list-item>
            </text:list>
          </table:table-cell>
        </table:table-row>
        <table:table-row>
          <table:table-cell table:style-name="Tabla16.A2" office:value-type="string">
            <text:p text:style-name="P8">Contenidos organizadores:</text:p>
          </table:table-cell>
        </table:table-row>
        <table:table-row>
          <table:table-cell table:style-name="Tabla16.A2" office:value-type="string">
            <text:p text:style-name="P8">Clientes DNS en sistemas operativos libres y propietarios</text:p>
            <text:p text:style-name="P8">Servidores DNS en sistemas operativos libres y propietarios</text:p>
            <text:p text:style-name="P8">Herramientas para consultar a un servidor DN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1" svg:font-family="StarSymbol, 'Arial Unicode MS'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tarSymbol" svg:font-family="StarSymbol, 'Arial Unicode M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WW8Num3z0" style:family="text">
      <style:text-properties style:font-name="Symbol" fo:font-size="9pt" style:font-size-asian="9pt" style:font-name-complex="StarSymbol1" style:font-size-complex="9pt"/>
    </style:style>
    <style:style style:name="WW8Num25z0" style:family="text">
      <style:text-properties style:font-name="Symbol" fo:font-size="10pt" style:font-size-asian="10pt"/>
    </style:style>
    <style:style style:name="WW8Num25z1" style:family="text">
      <style:text-properties style:font-name="Courier New" fo:font-size="10pt" style:font-size-asian="10pt"/>
    </style:style>
    <style:style style:name="WW8Num25z2" style:family="text">
      <style:text-properties style:font-name="Wingdings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5z1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5z2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5z0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WW8Num25z1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5z2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5z0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WW8Num25z1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5z2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Table_20_Contents">
      <style:text-properties officeooo:paragraph-rsid="001cc729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MP4" style:family="paragraph" style:parent-style-name="Standard">
      <style:text-properties officeooo:paragraph-rsid="001cc729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draw:frame draw:style-name="Mfr1" draw:name="gráficos1" text:anchor-type="as-char" svg:y="-1.76cm" svg:width="1.974cm" svg:height="1.655cm" draw:z-index="1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2">IES HARÍA. DEPARTAMENTO DE INFORMÁTICA</text:p>
              <text:p text:style-name="MP3"><text:span text:style-name="MT1">Ciclo formativo:</text:span> Sistemas Microinformáticos y Redes</text:p>
              <text:p text:style-name="MP3"><text:span text:style-name="MT1">Módulo: </text:span><text:span text:style-name="MT2">0227. Servicios en Red</text:span> - SRC</text:p>
              <text:p text:style-name="MP3"><text:span text:style-name="MT1">Curso:</text:span>2012-13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12T00:48:29</meta:creation-date>
    <dc:date>2012-11-12T00:52:21</dc:date>
    <dc:creator>ivan </dc:creator>
    <meta:editing-duration>P0D</meta:editing-duration>
    <meta:editing-cycles>1</meta:editing-cycles>
    <meta:generator>LibreOffice/3.6$Linux_x86 LibreOffice_project/360m1$Build-2</meta:generator>
    <meta:document-statistic meta:table-count="2" meta:image-count="1" meta:object-count="0" meta:page-count="2" meta:paragraph-count="47" meta:word-count="310" meta:character-count="1962" meta:non-whitespace-character-count="1715"/>
  </office:meta>
</office:document-meta>
</file>